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end" style:justify-single-word="false"/>
    </style:style>
    <style:style style:name="T1" style:family="text">
      <style:text-properties officeooo:rsid="001f1905"/>
    </style:style>
    <style:style style:name="T2" style:family="text">
      <style:text-properties officeooo:rsid="0020a1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text:span text:style-name="T1">l</text:span>laume BLIN</text:p>
      <text:p text:style-name="Standard">37 Rue du Gué d'Orient</text:p>
      <text:p text:style-name="Standard">95470<text:tab/>St Witz</text:p>
      <text:p text:style-name="Standard"/>
      <text:p text:style-name="Standard"/>
      <text:p text:style-name="Standard"/>
      <text:p text:style-name="Standard"/>
      <text:p text:style-name="P1">St Witz, le <text:span text:style-name="T1">26 septempbre 2015</text:span></text:p>
      <text:p text:style-name="Standard"/>
      <text:p text:style-name="P2"/>
      <text:p text:style-name="P2">Objet : <text:span text:style-name="T1">formation de développeur à l'afpa</text:span></text:p>
      <text:p text:style-name="Standard"/>
      <text:p text:style-name="Standard">Madame, monsieur,</text:p>
      <text:p text:style-name="Standard"/>
      <text:p text:style-name="Standard">J<text:span text:style-name="T1">'ai découvert l'afpa il y a peu, et suite à la journée porte ouverte, j'y vois enfin ce moyen que je cherchais d'obtenir une formation directe et rapide à un métier qui m'attire</text:span>. <text:span text:style-name="T1">Je suis donc particulièrement intéressé par votre formation de développeur</text:span>, <text:span text:style-name="T1">et souhaite faire tout le nécessaire pour obtenir la possibilité de la suivre puisqu'il s'agit pour moi d'une vraie opportunité de changer de vie et de retrouver le monde du travail, d'une autre façon que celle que j'ai connue et d'une façon qui, j'en suis convaincu, correspondrait bien plus à mon profil, mes envies et mes projets. J'ai suivi par le passé une</text:span> formation SIGL (Système d'Information et Génie Logiciel) généraliste, <text:span text:style-name="T2">même si ça fait maintenant quelques années. Je suis motivé à travailler à me remettre à jour sur mes connaissances pour finir à l'afpa une formation que j'avais commencée et que j'ai du arrêter à cause de divers contraintes, et surtout, la compléter d'une manière vraiment adaptée au monde de l'entreprise. </text:span></text:p>
      <text:p text:style-name="Standard"/>
      <text:p text:style-name="Standard">Je reste à votre disposition pour de plus amples précisions sur ma candidature . Ainsi, je pourrais aborder plus en profondeur mon parcours.</text:p>
      <text:p text:style-name="Standard"/>
      <text:p text:style-name="Standard">Vous remerciant par avance de l'intérêt que pour porterez à ma candidature, je vous prie de croire, Madame, Monsieur, à l'assurance de mes sentiments respectueux.</text:p>
      <text:p text:style-name="Standard"/>
      <text:p text:style-name="Standard"/>
      <text:p text:style-name="P3">Guillaume BL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4:28:16.41</meta:creation-date>
    <dc:date>2015-09-30T07:25:35.769000000</dc:date>
    <meta:editing-duration>PT16M22S</meta:editing-duration>
    <meta:editing-cycles>8</meta:editing-cycles>
    <meta:generator>LibreOffice/4.4.5.2$Windows_x86 LibreOffice_project/a22f674fd25a3b6f45bdebf25400ed2adff0ff99</meta:generator>
    <meta:document-statistic meta:table-count="0" meta:image-count="0" meta:object-count="0" meta:page-count="1" meta:paragraph-count="10" meta:word-count="240" meta:character-count="1448" meta:non-whitespace-character-count="1217"/>
  </office:meta>
</office:document-meta>
</file>